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83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rget_on_a_side_stef_plane1.tx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-65" calcext:value-type="float">
            <text:p>-6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-60" calcext:value-type="float">
            <text:p>-6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-55" calcext:value-type="float">
            <text:p>-5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-20" calcext:value-type="float">
            <text:p>-2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-15" calcext:value-type="float">
            <text:p>-1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5" calcext:value-type="float">
            <text:p>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0" calcext:value-type="float">
            <text:p>2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5" calcext:value-type="float">
            <text:p>2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0" calcext:value-type="float">
            <text:p>3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40" calcext:value-type="float">
            <text:p>4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45" calcext:value-type="float">
            <text:p>4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50" calcext:value-type="float">
            <text:p>5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55" calcext:value-type="float">
            <text:p>5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0" calcext:value-type="float">
            <text:p>6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65" calcext:value-type="float">
            <text:p>-6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-55" calcext:value-type="float">
            <text:p>-5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-45" calcext:value-type="float">
            <text:p>-4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40" calcext:value-type="float">
            <text:p>4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0" calcext:value-type="float">
            <text:p>5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55" calcext:value-type="float">
            <text:p>5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65" calcext:value-type="float">
            <text:p>6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-65" calcext:value-type="float">
            <text:p>-6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-60" calcext:value-type="float">
            <text:p>-6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-45" calcext:value-type="float">
            <text:p>-4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5" calcext:value-type="float">
            <text:p>3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40" calcext:value-type="float">
            <text:p>4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5" calcext:value-type="float">
            <text:p>4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55" calcext:value-type="float">
            <text:p>5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" calcext:value-type="float">
            <text:p>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5" calcext:value-type="float">
            <text:p>4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5" calcext:value-type="float">
            <text:p>6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3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-65" calcext:value-type="float">
            <text:p>-6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-60" calcext:value-type="float">
            <text:p>-6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-55" calcext:value-type="float">
            <text:p>-5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-40" calcext:value-type="float">
            <text:p>-4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-35" calcext:value-type="float">
            <text:p>-3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5" calcext:value-type="float">
            <text:p>5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65" calcext:value-type="float">
            <text:p>6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-65" calcext:value-type="float">
            <text:p>-6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-60" calcext:value-type="float">
            <text:p>-6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-55" calcext:value-type="float">
            <text:p>-5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-50" calcext:value-type="float">
            <text:p>-5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-45" calcext:value-type="float">
            <text:p>-4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-35" calcext:value-type="float">
            <text:p>-3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-20" calcext:value-type="float">
            <text:p>-2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60" calcext:value-type="float">
            <text:p>-6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55" calcext:value-type="float">
            <text:p>-5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50" calcext:value-type="float">
            <text:p>-5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-40" calcext:value-type="float">
            <text:p>-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-65" calcext:value-type="float">
            <text:p>-6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-60" calcext:value-type="float">
            <text:p>-6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45" calcext:value-type="float">
            <text:p>-4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-65" calcext:value-type="float">
            <text:p>-6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-60" calcext:value-type="float">
            <text:p>-6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-55" calcext:value-type="float">
            <text:p>-5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-40" calcext:value-type="float">
            <text:p>-4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-65" calcext:value-type="float">
            <text:p>-6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-60" calcext:value-type="float">
            <text:p>-6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55" calcext:value-type="float">
            <text:p>-5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50" calcext:value-type="float">
            <text:p>-5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45" calcext:value-type="float">
            <text:p>-4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40" calcext:value-type="float">
            <text:p>-4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-35" calcext:value-type="float">
            <text:p>-3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30" calcext:value-type="float">
            <text:p>-3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60" calcext:value-type="float">
            <text:p>-6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-40" calcext:value-type="float">
            <text:p>-4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25" calcext:value-type="float">
            <text:p>-2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-65" calcext:value-type="float">
            <text:p>-6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-60" calcext:value-type="float">
            <text:p>-6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-55" calcext:value-type="float">
            <text:p>-5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-50" calcext:value-type="float">
            <text:p>-5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-40" calcext:value-type="float">
            <text:p>-4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-30" calcext:value-type="float">
            <text:p>-3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-25" calcext:value-type="float">
            <text:p>-2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-20" calcext:value-type="float">
            <text:p>-2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21T21:02:54.528932683</dc:date>
    <meta:editing-duration>PT8M5S</meta:editing-duration>
    <meta:editing-cycles>1</meta:editing-cycles>
    <meta:document-statistic meta:table-count="1" meta:cell-count="1620" meta:object-count="0"/>
    <meta:generator>LibreOffice/6.4.7.2$Linux_X86_64 LibreOffice_project/40$Build-2</meta:generator>
  </office:meta>
</office:document-meta>
</file>